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1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NA</text:p>
          </table:table-cell>
          <table:table-cell table:style-name="ce5" table:number-columns-repeated="1004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00000101" calcext:value-type="string">
            <text:p>0001000101100000001100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00001111111101" calcext:value-type="string">
            <text:p>1101000101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00001111111101" calcext:value-type="string">
            <text:p>11010001010001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00001111111101" calcext:value-type="string">
            <text:p>1101000101001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11100011" calcext:value-type="string">
            <text:p>11011001111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formula="of:=COM.MICROSOFT.CONCAT([.D96:.Q96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5" calcext:value-type="float">
            <text:p>95</text:p>
          </table:table-cell>
          <table:table-cell table:formula="of:=COM.MICROSOFT.CONCAT([.D97:.Q97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6" calcext:value-type="float">
            <text:p>126</text:p>
          </table:table-cell>
          <table:table-cell table:formula="of:=COM.MICROSOFT.CONCAT([.D128:.Q128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formula="of:=COM.MICROSOFT.CONCAT([.D129:.Q129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1001000101100001101111000101" calcext:value-type="string">
            <text:p>10010001011000011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2" calcext:value-type="float">
            <text:p>142</text:p>
          </table:table-cell>
          <table:table-cell table:formula="of:=COM.MICROSOFT.CONCAT([.D144:.Q144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formula="of:=COM.MICROSOFT.CONCAT([.D145:.Q145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0010010011000011" calcext:value-type="string">
            <text:p>1010100101000010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0110110011000011" calcext:value-type="string">
            <text:p>1010100101000110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111110011000011" calcext:value-type="string">
            <text:p>1010100101001111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0000001111100001" calcext:value-type="string">
            <text:p>10011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0000001111100001" calcext:value-type="string">
            <text:p>100110011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formula="of:=COM.MICROSOFT.CONCAT([.D248:.Q248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formula="of:=COM.MICROSOFT.CONCAT([.D249:.Q249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19"/>
          <table:table-cell table:style-name="ce14" table:formula="of:=COUNTIF([.T2:.T257];&quot;Y&quot;) / 255" office:value-type="percentage" office:value="0.258823529411765" calcext:value-type="percentage">
            <text:p>25.88%</text:p>
          </table:table-cell>
          <table:table-cell table:number-columns-repeated="1004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00/00/00</text:date>, <text:time style:data-style-name="N2" text:time-value="18:56:49.95606362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1-01T21:11:03.893680801</dc:date>
    <meta:generator>LibreOffice/6.0.7.3$Linux_X86_64 LibreOffice_project/00m0$Build-3</meta:generator>
    <meta:editing-duration>PT3H19M45S</meta:editing-duration>
    <meta:editing-cycles>6</meta:editing-cycles>
    <meta:document-statistic meta:table-count="1" meta:cell-count="49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